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18cm" svg:height="2.413cm" svg:x="8.493cm" svg:y="8.7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318cm" svg:height="2.413cm" svg:x="3.794cm" svg:y="8.7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4.318cm" svg:height="2.413cm" svg:x="13.192cm" svg:y="8.7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526cm" svg:height="0.962cm" svg:x="9.89cm" svg:y="9.509cm">
          <draw:text-box>
            <text:p>API</text:p>
          </draw:text-box>
        </draw:frame>
        <draw:frame draw:style-name="gr2" draw:layer="layout" svg:width="1.984cm" svg:height="0.962cm" svg:x="5.05cm" svg:y="9.58cm">
          <draw:text-box>
            <text:p>IMPL</text:p>
          </draw:text-box>
        </draw:frame>
        <draw:frame draw:style-name="gr2" draw:layer="layout" svg:width="2.758cm" svg:height="0.962cm" svg:x="13.968cm" svg:y="9.563cm">
          <draw:text-box>
            <text:p>CLIENT</text:p>
          </draw:text-box>
        </draw:frame>
        <draw:custom-shape draw:style-name="gr1" draw:text-style-name="P1" draw:layer="layout" svg:width="9.525cm" svg:height="4.445cm" svg:x="6.08cm" svg:y="14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6.848cm" svg:height="0.962cm" svg:x="7.487cm" svg:y="16.548cm">
          <draw:text-box>
            <text:p>OSGi Service Registry</text:p>
          </draw:text-box>
        </draw:frame>
        <draw:line draw:style-name="gr3" draw:text-style-name="P1" draw:layer="layout" svg:x1="6.08cm" svg:y1="11.16cm" svg:x2="9.255cm" svg:y2="14.716cm">
          <text:p/>
        </draw:line>
        <draw:line draw:style-name="gr3" draw:text-style-name="P1" draw:layer="layout" svg:x1="11.795cm" svg:y1="14.716cm" svg:x2="15.224cm" svg:y2="11.287cm">
          <text:p/>
        </draw:line>
        <draw:frame draw:style-name="gr2" draw:layer="layout" svg:width="3.918cm" svg:height="2.384cm" svg:x="3.286cm" svg:y="12.154cm">
          <draw:text-box>
            <text:p>Register the</text:p>
            <text:p>Impl for the</text:p>
            <text:p>interface</text:p>
          </draw:text-box>
        </draw:frame>
        <draw:frame draw:style-name="gr2" draw:layer="layout" svg:width="1.526cm" svg:height="0.962cm" svg:x="9.89cm" svg:y="9.509cm">
          <draw:text-box>
            <text:p>API</text:p>
          </draw:text-box>
        </draw:frame>
        <draw:frame draw:style-name="gr2" draw:layer="layout" svg:width="3.812cm" svg:height="2.384cm" svg:x="14.519cm" svg:y="12cm">
          <draw:text-box>
            <text:p>Look up the</text:p>
            <text:p>Impl of the</text:p>
            <text:p>interface</text:p>
          </draw:text-box>
        </draw:frame>
        <draw:connector draw:style-name="gr3" draw:text-style-name="P1" draw:layer="layout" draw:type="curve" svg:x1="10.652cm" svg:y1="8.747cm" svg:x2="5.953cm" svg:y2="8.747cm" draw:start-shape="id1" draw:end-shape="id2" draw:end-glue-point="0" svg:d="M10652 8747c0-753-4699-753-4699 0" svg:viewBox="0 0 4700 566">
          <text:p/>
        </draw:connector>
        <draw:connector draw:style-name="gr3" draw:text-style-name="P1" draw:layer="layout" draw:type="curve" svg:x1="10.652cm" svg:y1="8.747cm" svg:x2="15.351cm" svg:y2="8.747cm" draw:start-shape="id1" draw:start-glue-point="0" draw:end-shape="id3" svg:d="M10652 8747c0-753 4699-753 4699 0" svg:viewBox="0 0 4700 566">
          <text:p/>
        </draw:connector>
        <draw:frame draw:style-name="gr2" draw:text-style-name="P2" draw:layer="layout" svg:width="3.525cm" svg:height="0.729cm" svg:x="8.905cm" svg:y="10.304cm">
          <draw:text-box>
            <text:p text:style-name="P2"><text:span text:style-name="T1">Export-Package</text:span></text:p>
          </draw:text-box>
        </draw:frame>
        <draw:frame draw:style-name="gr2" draw:text-style-name="P2" draw:layer="layout" svg:width="3.499cm" svg:height="0.729cm" svg:x="4.46cm" svg:y="10.304cm">
          <draw:text-box>
            <text:p text:style-name="P2"><text:span text:style-name="T1">Import-Package</text:span></text:p>
          </draw:text-box>
        </draw:frame>
        <draw:frame draw:style-name="gr2" draw:text-style-name="P2" draw:layer="layout" svg:width="3.499cm" svg:height="0.729cm" svg:x="13.573cm" svg:y="10.304cm">
          <draw:text-box>
            <text:p text:style-name="P2"><text:span text:style-name="T1">Import-Pack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ussell </meta:initial-creator>
    <meta:creation-date>2016-08-02T15:37:41.170802510</meta:creation-date>
    <dc:date>2016-08-02T15:57:20.332388265</dc:date>
    <dc:creator>Russell </dc:creator>
    <meta:editing-duration>PT4M25S</meta:editing-duration>
    <meta:editing-cycles>1</meta:editing-cycles>
    <meta:document-statistic meta:object-count="18"/>
    <meta:generator>LibreOffice/4.2.8.2$Linux_X86_64 LibreOffice_project/420m0$Build-2</meta:generator>
  </office:meta>
</office:document-meta>
</file>